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12" calcext:value-type="date">
            <text:p>12 ноя, 2019</text:p>
          </table:table-cell>
          <table:table-cell table:style-name="ce13" office:value-type="float" office:value="2870" calcext:value-type="float">
            <text:p>28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:.G1])" office:value-type="float" office:value="110" calcext:value-type="float">
            <text:p>11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1" calcext:value-type="date">
            <text:p>11 ноя, 2019</text:p>
          </table:table-cell>
          <table:table-cell table:style-name="ce13" office:value-type="float" office:value="2869" calcext:value-type="float">
            <text:p>286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:.G2])" office:value-type="float" office:value="125" calcext:value-type="float">
            <text:p>12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0" calcext:value-type="date">
            <text:p>10 ноя, 2019</text:p>
          </table:table-cell>
          <table:table-cell table:style-name="ce13" office:value-type="float" office:value="2868" calcext:value-type="float">
            <text:p>286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3:.G3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9" calcext:value-type="date">
            <text:p>9 ноя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4:.G4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8 ноя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5:.G5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7 ноя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6:.G6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6 ноя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7:.G7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5 ноя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8:.G8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4 ноя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:.G9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3 ноя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0:.G10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2 ноя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11:.G11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1 ноя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2:.G12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31 окт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13:.G13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30 окт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4:.G14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29 окт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5:.G15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28 окт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16:.G16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27 окт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7:.G17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26 окт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8:.G18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25 окт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9:.G19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24 окт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0:.G20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23 окт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1:.G21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22 окт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2:.G22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21 окт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3:.G23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4:.G24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25:.G25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6:.G26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7:.G27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:.G28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:.G29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0:.G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1:.G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2:.G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:.G3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:.G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5:.G3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:.G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:.G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:.G3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9:.G3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0:.G4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:.G4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2:.G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3:.G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:.G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5:.G4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:.G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:.G4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:.G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:.G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:.G5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:.G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4:.G5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5:.G5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:.G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:.G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:.G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:.G5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:.G6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:.G6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:.G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:.G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5:.G6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7:.G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:.G6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9:.G6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0:.G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:.G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:.G7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:.G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:.G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:.G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:.G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:.G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:.G7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:.G7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80:.G8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1:.G8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:.G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3:.G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:.G8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:.G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:.G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:.G8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:.G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:.G8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:.G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:.G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:.G9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:.G9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:.G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5:.G9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6:.G9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:.G9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:.G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0:.G1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1:.G1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:.G1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:.G1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4:.G1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5:.G10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6:.G1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:.G10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:.G1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9:.G1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0:.G1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:.G11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:.G1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3:.G1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:.G1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:.G1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:.G1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7:.G1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:.G11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:.G11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:.G1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:.G1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:.G12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:.G12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:.G12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:.G12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6:.G1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27:.G12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:.G1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:.G12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:.G13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:.G13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:.G1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:.G1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:.G13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5:.G13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:.G1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7:.G1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:.G13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:.G1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0:.G14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:.G1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:.G1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:.G1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6:.G1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:.G1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:.G1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:.G14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:.G15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:.G15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:.G1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:.G1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56:.G15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:.G1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:.G15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:.G1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:.G16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:.G1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:.G1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:.G1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:.G1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:.G1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:.G1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:.G1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:.G16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:.G16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:.G170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:.G1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:.G1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:.G1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:.G17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:.G1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:.G1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:.G1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:.G1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:.G1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80:.G18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:.G1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:.G1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:.G1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:.G18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:.G1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:.G1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:.G1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8:.G1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9:.G1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:.G19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1:.G19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:.G1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93:.G193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:.G19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:.G1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:.G1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:.G19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:.G1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9:.G19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0:.G20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1:.G2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2:.G2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3:.G2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4:.G2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05:.G20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6:.G2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7:.G2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8:.G2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9:.G2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0:.G2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11:.G2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2:.G21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3:.G2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4:.G2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5:.G2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6:.G2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17:.G2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8:.G2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9:.G2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0:.G2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1:.G2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2:.G2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23:.G2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4:.G2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5:.G22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26:.G22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7:.G22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8:.G2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9:.G22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0:.G23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1:.G2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2:.G2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3:.G2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4:.G2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5:.G2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6:.G2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7:.G23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38:.G2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9:.G2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0:.G2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1:.G24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42:.G2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3:.G24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4:.G24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5:.G2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6:.G2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7:.G2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8:.G2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9:.G24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0:.G25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1:.G2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3:.G2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4:.G2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5:.G25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6:.G2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7:.G25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58:.G25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9:.G25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60:.G26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1:.G26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2:.G26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3:.G2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64:.G26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5:.G2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6:.G26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7:.G2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8:.G26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9:.G2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0:.G27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2:.G2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3:.G2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4:.G27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6:.G27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7:.G2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8:.G2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9:.G2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0:.G28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1:.G2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2:.G28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3:.G28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4:.G2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5:.G28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6:.G2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9:.G2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0:.G2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1:.G29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2:.G29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3:.G29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4:.G2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5:.G2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6:.G29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7:.G2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8:.G29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9:.G2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0:.G3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1:.G3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2:.G3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03:.G30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4:.G3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5:.G305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6:.G30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7:.G3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8:.G3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9:.G3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0:.G3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1:.G3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2:.G3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13:.G3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4:.G31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5:.G3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6:.G3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7:.G31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8:.G3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9:.G3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20:.G3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23:.G3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32:.G3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33:.G3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34:.G3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35:.G3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6:.G3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7:.G33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8:.G3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9:.G33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0:.G34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41:.G3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42:.G3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43:.G3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4:.G3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5:.G3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6:.G3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47:.G3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48:.G3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1:.G3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2:.G3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3:.G35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4:.G3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5:.G3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8:.G35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9:.G35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0:.G36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61:.G3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2:.G36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3:.G3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5:.G3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6:.G3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7:.G36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8:.G3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9:.G36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1:.G3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2:.G3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73:.G37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5:.G3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6:.G3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7:.G37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9:.G3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0:.G38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1:.G3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2:.G38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84:.G3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5:.G3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6:.G3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7:.G38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8:.G3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90:.G39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1:.G3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2:.G3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93:.G3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4:.G3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5:.G3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6:.G39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7:.G39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8:.G39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9:.G3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00:.G4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1:.G4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02:.G4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3:.G4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4:.G4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05:.G40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6:.G4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7:.G4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8:.G40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9:.G40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10:.G4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1:.G41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2:.G4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3:.G41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14:.G41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5:.G4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6:.G4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7:.G41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18:.G4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7:.G4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63:.G46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64:.G46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65:.G4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66:.G46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67:.G46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68:.G46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0:.G47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1:.G4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2:.G4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3:.G47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4:.G47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6:.G47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7:.G4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8:.G47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9:.G4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0:.G4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1:.G48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82:.G4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3:.G48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84:.G48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5:.G48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6:.G4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7:.G4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88:.G4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9:.G48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0:.G4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1:.G49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2:.G49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3:.G4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4:.G49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5:.G49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6:.G4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7:.G4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98:.G49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9:.G49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0:.G5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1:.G50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2:.G5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3:.G5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4:.G5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5:.G50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6:.G5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7:.G5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8:.G5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9:.G5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0:.G5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1:.G51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2:.G5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3:.G5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4:.G5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5:.G5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6:.G5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7:.G5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8:.G51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9:.G5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0:.G5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21:.G52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2:.G52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3:.G5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4:.G52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25:.G5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6:.G5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7:.G5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8:.G5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9:.G5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30:.G5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1:.G5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2:.G5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3:.G53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4:.G53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5:.G53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6:.G53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7:.G5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8:.G5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9:.G53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0:.G5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41:.G54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42:.G5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3:.G5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4:.G5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5:.G5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6:.G5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47:.G5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8:.G5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49:.G54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50:.G5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1:.G55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2:.G55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3:.G55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4:.G5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6:.G55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7:.G5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8:.G5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9:.G5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0:.G56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1:.G56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2:.G56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3:.G56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4:.G56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5:.G56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6:.G5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7:.G5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8:.G56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9:.G56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1:.G5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3:.G5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5:.G5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6:.G5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7:.G5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8:.G5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9:.G5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0:.G5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1:.G5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2:.G58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3:.G5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84:.G58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5:.G58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86:.G58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7:.G5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8:.G5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9:.G5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0:.G59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1:.G59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92:.G59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3:.G5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4:.G59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5:.G5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6:.G59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7:.G59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8:.G5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9:.G59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0:.G6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1:.G60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2:.G6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4:.G60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5:.G60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6:.G6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7:.G60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8:.G6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9:.G60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0:.G61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1:.G6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2:.G6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3:.G6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4:.G61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6:.G6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7:.G6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8:.G61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9:.G6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20:.G62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1:.G6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2:.G6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4:.G62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5:.G6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6:.G62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8:.G6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9:.G62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30:.G63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1:.G6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2:.G6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3:.G6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4:.G6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5:.G6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6:.G6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7:.G63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8:.G6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9:.G6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0:.G6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41:.G6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42:.G64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3:.G6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4:.G6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45:.G6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6:.G6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7:.G6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8:.G6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9:.G6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0:.G6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51:.G6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2:.G6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3:.G65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4:.G65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6:.G6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7:.G6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8:.G6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9:.G65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0:.G6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61:.G66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2:.G66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3:.G66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4:.G66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5:.G6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6:.G66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8:.G66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0:.G6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71:.G67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2:.G6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3:.G6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4:.G6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5:.G6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76:.G67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7:.G67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9:.G67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0:.G6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1:.G68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2:.G6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3:.G6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4:.G6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5:.G6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6:.G68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7:.G68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9:.G68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0:.G69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2:.G6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3:.G6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4:.G6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95:.G6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6:.G69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7:.G69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8:.G69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9:.G69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00:.G7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1:.G70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2:.G7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04:.G7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5:.G70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7:.G7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8:.G70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9:.G7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10:.G7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13:.G71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4:.G7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6:.G7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7:.G71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9:.G71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0:.G7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1:.G72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2:.G7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23:.G72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4:.G7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5:.G7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8:.G7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9:.G7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0:.G7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1:.G7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2:.G7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3:.G7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4:.G73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5:.G73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6:.G73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7:.G7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8:.G7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9:.G7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0:.G7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41:.G74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2:.G7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43:.G74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5:.G7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46:.G7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7:.G7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8:.G7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9:.G7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0:.G750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1:.G7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52:.G75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3:.G7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4:.G75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5:.G7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6:.G75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7:.G7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8:.G7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9:.G7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0:.G76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61:.G76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2:.G7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3:.G7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4:.G7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5:.G7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6:.G76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8:.G768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0:.G7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1:.G7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2:.G7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3:.G7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4:.G7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5:.G77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76:.G7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7:.G7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78:.G77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9:.G7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0:.G78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1:.G7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2:.G78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3:.G7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4:.G7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5:.G78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6:.G7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7:.G7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8:.G78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9:.G7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0:.G7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1:.G7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2:.G7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3:.G793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4:.G7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5:.G7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6:.G79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7:.G7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98:.G7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9:.G79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0:.G8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1:.G8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2:.G8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3:.G8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4:.G80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5:.G8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6:.G8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7:.G8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8:.G8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9:.G8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0:.G81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1:.G8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2:.G8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3:.G8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4:.G8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5:.G8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6:.G8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9:.G8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0:.G8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1:.G82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2:.G8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3:.G82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24:.G8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5:.G8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6:.G8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8:.G8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29:.G82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30:.G8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1:.G8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2:.G8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3:.G8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4:.G83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5:.G8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6:.G83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7:.G83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8:.G8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9:.G8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0:.G84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41:.G8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2:.G8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3:.G8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4:.G84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5:.G84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6:.G8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7:.G84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48:.G84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9:.G8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0:.G8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1:.G8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2:.G85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3:.G8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4:.G85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5:.G8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56:.G8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7:.G8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8:.G8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59:.G85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60:.G8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1:.G8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2:.G8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3:.G86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4:.G8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5:.G86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6:.G8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7:.G8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8:.G86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9:.G86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0:.G87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1:.G87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2:.G8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73:.G87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5:.G8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6:.G8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7:.G87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8:.G8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9:.G8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0:.G8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1:.G88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2:.G8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3:.G88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84:.G8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5:.G88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6:.G8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7:.G8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8:.G88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9:.G8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0:.G8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1:.G8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2:.G8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3:.G8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94:.G89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5:.G8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6:.G8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7:.G8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8:.G8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9:.G8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0:.G9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1:.G90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2:.G90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3:.G90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4:.G9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5:.G9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6:.G90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7:.G9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9:.G9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1:.G91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2:.G9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3:.G91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4:.G91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5:.G91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6:.G91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7:.G9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8:.G918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9:.G9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0:.G92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1:.G9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2:.G9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3:.G92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4:.G92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5:.G92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6:.G9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7:.G9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8:.G9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9:.G9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0:.G9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1:.G9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2:.G9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3:.G9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4:.G9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35:.G9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6:.G93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7:.G9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8:.G93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0:.G9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41:.G94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2:.G9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43:.G9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44:.G94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5:.G9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46:.G94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9:.G9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0:.G95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1:.G9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52:.G95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3:.G9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4:.G9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6:.G95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7:.G9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8:.G9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9:.G9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0:.G9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1:.G9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2:.G9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3:.G9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4:.G9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6:.G96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7:.G9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8:.G96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9:.G9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2:.G9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3:.G9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4:.G97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6:.G97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8:.G9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9:.G97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80:.G9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81:.G9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82:.G98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3:.G9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4:.G98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86:.G9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7:.G9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8:.G9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9:.G9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0:.G99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91:.G99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2:.G9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3:.G9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4:.G9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5:.G9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6:.G9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7:.G99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8:.G9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9:.G9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00:.G100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1:.G100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2:.G10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3:.G10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4:.G10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5:.G100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6:.G10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07:.G100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8:.G10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9:.G10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0:.G10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1:.G101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12:.G101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3:.G10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4:.G101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5:.G101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6:.G10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7:.G10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8:.G101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9:.G10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0:.G10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21:.G102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2:.G102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3:.G102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4:.G10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5:.G10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6:.G102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7:.G10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8:.G10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29:.G1029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0:.G10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1:.G10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32:.G103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3:.G103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4:.G10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5:.G10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6:.G103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7:.G10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8:.G103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9:.G10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0:.G10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41:.G10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2:.G10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4:.G10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5:.G104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6:.G10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7:.G10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8:.G104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9:.G10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0:.G105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51:.G10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3:.G10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4:.G10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5:.G105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6:.G10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7:.G105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8:.G10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9:.G105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61:.G10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2:.G106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4:.G10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5:.G106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6:.G106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7:.G106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8:.G10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9:.G10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70:.G107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71:.G107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2:.G10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3:.G107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5:.G10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76:.G10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7:.G10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8:.G107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9:.G10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0:.G10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81:.G108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2:.G10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3:.G10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4:.G10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85:.G10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6:.G10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7:.G108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8:.G10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9:.G10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0:.G10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1:.G10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2:.G109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3:.G109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4:.G109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95:.G109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6:.G10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7:.G10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8:.G10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9:.G109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0:.G11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1:.G110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2:.G110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3:.G11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4:.G110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05:.G11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6:.G11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7:.G11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8:.G11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9:.G110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0:.G111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1:.G11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2:.G11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3:.G111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4:.G11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5:.G11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6:.G11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7:.G11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8:.G11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9:.G111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0:.G11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1:.G112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22:.G112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3:.G112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24:.G112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5:.G11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6:.G11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7:.G11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8:.G11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9:.G11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0:.G113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1:.G11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2:.G11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33:.G11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4:.G11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5:.G11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6:.G113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7:.G11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8:.G11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9:.G11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0:.G114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1:.G11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2:.G11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3:.G11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4:.G114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45:.G114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6:.G11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7:.G11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8:.G11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9:.G11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0:.G11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1:.G115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2:.G11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3:.G11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4:.G115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5:.G115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6:.G11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7:.G11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8:.G115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59:.G115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60:.G116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61:.G116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2:.G11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3:.G11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4:.G11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5:.G11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66:.G116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7:.G11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8:.G116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9:.G116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0:.G1170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2:.G11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73:.G11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4:.G11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5:.G117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6:.G11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7:.G11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8:.G117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9:.G117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0:.G11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1:.G11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2:.G118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4:.G11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5:.G118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6:.G11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7:.G11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8:.G118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9:.G118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90:.G11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1:.G11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2:.G11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3:.G119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4:.G11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6:.G11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7:.G11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8:.G119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9:.G11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1:.G12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3:.G12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04:.G12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05:.G120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7:.G12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9:.G12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11:.G121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2:.G12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3:.G121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4:.G121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5:.G12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7:.G12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8:.G121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0:.G12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21:.G12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3:.G12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4:.G12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5:.G12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6:.G12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7:.G122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8:.G122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9:.G122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0:.G12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1:.G12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2:.G12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3:.G123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4:.G123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5:.G12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6:.G12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7:.G12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8:.G12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9:.G12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0:.G12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1:.G12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2:.G124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3:.G12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4:.G12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5:.G12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6:.G12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7:.G12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8:.G12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9:.G12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50:.G125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51:.G125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2:.G125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3:.G12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4:.G12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5:.G125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6:.G125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7:.G125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58:.G125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9:.G125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60:.G126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1:.G12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2:.G12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3:.G12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4:.G126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5:.G126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6:.G126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8:.G126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0:.G12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1:.G12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2:.G127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4:.G127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5:.G127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6:.G12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7:.G127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8:.G127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0:.G12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1:.G12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2:.G12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3:.G128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4:.G128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5:.G12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6:.G12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7:.G12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9:.G12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0:.G12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92:.G129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3:.G12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4:.G12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5:.G12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7:.G129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8:.G12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0:.G13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1:.G13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2:.G13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3:.G13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5:.G1305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6:.G13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7:.G13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8:.G13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9:.G130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0:.G13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1:.G131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2:.G131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3:.G13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4:.G13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5:.G13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7:.G131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9:.G131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0:.G132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1:.G13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2:.G132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3:.G13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4:.G132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5:.G13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26:.G132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7:.G13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8:.G132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9:.G13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30:.G13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1:.G133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2:.G13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3:.G133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4:.G13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5:.G133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6:.G13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7:.G133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8:.G13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9:.G13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0:.G13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1:.G13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2:.G134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3:.G13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4:.G13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5:.G13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6:.G13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7:.G13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8:.G134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9:.G13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50:.G135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1:.G13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2:.G13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53:.G13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4:.G13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5:.G13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6:.G13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7:.G13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8:.G13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9:.G13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1:.G13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2:.G13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3:.G13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4:.G136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5:.G13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6:.G13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8:.G13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71:.G13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2:.G137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3:.G13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4:.G13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5:.G13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6:.G137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7:.G137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78:.G137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9:.G137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0:.G138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1:.G138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2:.G13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3:.G138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4:.G13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5:.G13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6:.G138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7:.G138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8:.G13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9:.G13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90:.G13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1:.G13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2:.G139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3:.G13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4:.G13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5:.G139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96:.G139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7:.G13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8:.G139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9:.G13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0:.G140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1:.G14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2:.G14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3:.G14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4:.G14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5:.G140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6:.G140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7:.G14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8:.G140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9:.G14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0:.G14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1:.G141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2:.G141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3:.G14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4:.G14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15:.G141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6:.G141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7:.G14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9:.G141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1:.G14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22:.G14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3:.G14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4:.G14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25:.G142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7:.G14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8:.G142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9:.G14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0:.G143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1:.G14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32:.G143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3:.G143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4:.G14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5:.G143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6:.G14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7:.G14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8:.G14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9:.G14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0:.G14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1:.G14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2:.G144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3:.G144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4:.G144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5:.G14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6:.G14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7:.G14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8:.G14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9:.G14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0:.G145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1:.G14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2:.G14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3:.G14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54:.G145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6:.G14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7:.G14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8:.G14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9:.G145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60:.G14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1:.G146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62:.G14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3:.G14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4:.G146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5:.G14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6:.G14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7:.G14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8:.G14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9:.G146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0:.G147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2:.G14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3:.G14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74:.G147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5:.G147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6:.G14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7:.G147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8:.G14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9:.G14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0:.G14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1:.G14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2:.G14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3:.G148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4:.G14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5:.G148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6:.G148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7:.G148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8:.G148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9:.G14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0:.G14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91:.G149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2:.G14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3:.G14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4:.G149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5:.G14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96:.G149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7:.G149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8:.G14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9:.G14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0:.G15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01:.G150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2:.G15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3:.G150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4:.G15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5:.G150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6:.G15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7:.G15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8:.G150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9:.G15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0:.G15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1:.G15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12:.G15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3:.G15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4:.G151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5:.G151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6:.G15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7:.G15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8:.G15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9:.G15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0:.G15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1:.G15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2:.G15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3:.G15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24:.G15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5:.G152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6:.G15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7:.G152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8:.G152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9:.G152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0:.G153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1:.G15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2:.G15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33:.G153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4:.G15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5:.G15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6:.G15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7:.G15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8:.G15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39:.G153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0:.G15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1:.G15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2:.G15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3:.G15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44:.G154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5:.G154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6:.G15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7:.G15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8:.G15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9:.G15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50:.G155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1:.G15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2:.G15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3:.G15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4:.G15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5:.G15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6:.G15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7:.G15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8:.G15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59:.G1559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0:.G15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1:.G15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2:.G156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3:.G15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4:.G15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5:.G15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6:.G156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7:.G156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8:.G156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9:.G15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0:.G157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1:.G157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2:.G15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3:.G15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4:.G15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5:.G15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6:.G15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7:.G157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8:.G157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79:.G157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0:.G15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1:.G158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2:.G158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3:.G15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4:.G15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5:.G15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6:.G15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7:.G15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8:.G158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9:.G15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0:.G15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1:.G159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2:.G159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3:.G15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4:.G159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5:.G15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6:.G15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7:.G15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8:.G15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9:.G15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0:.G160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1:.G160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2:.G160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3:.G160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4:.G16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5:.G16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6:.G16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7:.G16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8:.G16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9:.G160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0:.G16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1:.G16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2:.G16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3:.G16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4:.G161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5:.G161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6:.G16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7:.G161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18:.G161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9:.G161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20:.G16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21:.G16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2:.G162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3:.G162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4:.G16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5:.G16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6:.G162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7:.G162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8:.G16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9:.G16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1:.G16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2:.G16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3:.G163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4:.G163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5:.G163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6:.G16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7:.G16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8:.G16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9:.G16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0:.G16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1:.G164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2:.G16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3:.G16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4:.G164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5:.G16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6:.G164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8:.G16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9:.G16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0:.G16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1:.G16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2:.G165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3:.G16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54:.G165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5:.G16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6:.G165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7:.G16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8:.G16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9:.G16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60:.G166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1:.G16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2:.G166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4:.G166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5:.G166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6:.G16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7:.G16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8:.G16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0:.G16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71:.G167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2:.G16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3:.G16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74:.G167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5:.G167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6:.G16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7:.G16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9:.G167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80:.G168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1:.G16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2:.G16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3:.G16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4:.G16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5:.G16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6:.G16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7:.G168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8:.G16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9:.G16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0:.G16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1:.G16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2:.G16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3:.G16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4:.G169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5:.G16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6:.G16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7:.G169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8:.G169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9:.G169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0:.G17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1:.G17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2:.G170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3:.G17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4:.G17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5:.G170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6:.G17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7:.G17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8:.G170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9:.G17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0:.G17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11:.G171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12:.G17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3:.G17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14:.G171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5:.G17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6:.G17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17:.G171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9:.G171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0:.G17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1:.G17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2:.G17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3:.G172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4:.G17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5:.G17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6:.G172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7:.G17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8:.G172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9:.G172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0:.G17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1:.G173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2:.G17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3:.G173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5:.G173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6:.G17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7:.G17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8:.G17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39:.G173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0:.G17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1:.G17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2:.G174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3:.G17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4:.G17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5:.G17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6:.G17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47:.G174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8:.G17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9:.G17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0:.G17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1:.G17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2:.G175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3:.G17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4:.G17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5:.G17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6:.G175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7:.G17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8:.G175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9:.G175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0:.G17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1:.G17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2:.G176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3:.G17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4:.G17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5:.G17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6:.G176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7:.G17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8:.G176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9:.G17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0:.G17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71:.G17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2:.G17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3:.G17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4:.G177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75:.G177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6:.G17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7:.G177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8:.G17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9:.G17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0:.G178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1:.G17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2:.G178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3:.G178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4:.G178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5:.G17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6:.G17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7:.G178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8:.G17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9:.G17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0:.G179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1:.G17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2:.G17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3:.G17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94:.G17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5:.G179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6:.G179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97:.G179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8:.G17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9:.G17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0:.G180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1:.G180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02:.G18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3:.G18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4:.G18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05:.G180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6:.G180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07:.G180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8:.G18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09:.G18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0:.G18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1:.G181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2:.G181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13:.G181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4:.G18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5:.G18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6:.G18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7:.G181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8:.G181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9:.G181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0:.G182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1:.G182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2:.G18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3:.G182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5:.G18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7:.G18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9:.G182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1:.G18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3:.G183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4:.G18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5:.G18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6:.G18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37:.G183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8:.G18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9:.G183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0:.G18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42:.G1842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4:.G184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5:.G18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6:.G18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8:.G18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0:.G18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1:.G185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2:.G18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3:.G18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5:.G18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6:.G185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7:.G185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8:.G185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9:.G185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0:.G18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1:.G186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2:.G18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4:.G186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5:.G186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6:.G186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7:.G18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8:.G18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9:.G186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1:.G18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2:.G18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3:.G18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4:.G18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5:.G18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6:.G18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8:.G18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9:.G187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0:.G18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81:.G18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2:.G18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3:.G18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4:.G188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5:.G188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6:.G188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7:.G18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88:.G18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89:.G188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0:.G18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91:.G189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2:.G189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3:.G189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94:.G1894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5:.G18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6:.G18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7:.G18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8:.G18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9:.G189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00:.G19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1:.G19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2:.G190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3:.G19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5:.G190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6:.G19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8:.G19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9:.G190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0:.G19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11:.G191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2:.G19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4:.G191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5:.G191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6:.G19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7:.G19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8:.G19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0:.G19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1:.G19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2:.G19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3:.G19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4:.G19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5:.G19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7:.G19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8:.G19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9:.G19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0:.G19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1:.G19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2:.G193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3:.G19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34:.G19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5:.G193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6:.G19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7:.G193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8:.G19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9:.G193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0:.G19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1:.G194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2:.G194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3:.G19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4:.G194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5:.G194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6:.G19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7:.G19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48:.G19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9:.G19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0:.G195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1:.G19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2:.G19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53:.G1953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4:.G195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5:.G19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6:.G195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7:.G1957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8:.G19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9:.G195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0:.G19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1:.G19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2:.G19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3:.G196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4:.G19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65:.G196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6:.G19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7:.G19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8:.G196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9:.G196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70:.G19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1:.G19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72:.G197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3:.G197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1" calcext:value-type="float">
            <text:p>1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2.5" calcext:value-type="float">
            <text:p>12,5</text:p>
          </table:table-cell>
          <table:table-cell table:style-name="ce1" table:formula="of:=IF([.B2]=0;[.$A2];&quot;&quot;)">
            <text:p/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8" calcext:value-type="float">
            <text:p>8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5" calcext:value-type="float">
            <text:p>285</text:p>
          </table:table-cell>
          <table:table-cell table:style-name="ce32" table:formula="of:=VALUE(50/[.D3])" office:value-type="float" office:value="6.25" calcext:value-type="float">
            <text:p>6,2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5" calcext:value-type="float">
            <text:p>5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2" calcext:value-type="float">
            <text:p>282</text:p>
          </table:table-cell>
          <table:table-cell table:style-name="ce32" table:formula="of:=VALUE(50/[.D4])" office:value-type="float" office:value="10" calcext:value-type="float">
            <text:p>10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3" calcext:value-type="float">
            <text:p>3</text:p>
          </table:table-cell>
          <table:table-cell table:style-name="ce30" table:formula="of:=COUNTIF(Last100;[.A5])" office:value-type="float" office:value="10" calcext:value-type="float">
            <text:p>10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6.6666666666667" calcext:value-type="float">
            <text:p>16,6666666666667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9" calcext:value-type="float">
            <text:p>9</text:p>
          </table:table-cell>
          <table:table-cell table:style-name="ce30" table:formula="of:=COUNTIF(Last100;[.A6])" office:value-type="float" office:value="15" calcext:value-type="float">
            <text:p>15</text:p>
          </table:table-cell>
          <table:table-cell table:style-name="ce31" table:formula="of:=COUNTIF(Total;[.A6])" office:value-type="float" office:value="236" calcext:value-type="float">
            <text:p>236</text:p>
          </table:table-cell>
          <table:table-cell table:style-name="ce32" table:formula="of:=VALUE(50/[.D6])" office:value-type="float" office:value="5.55555555555556" calcext:value-type="float">
            <text:p>5,55555555555556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6" calcext:value-type="float">
            <text:p>6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6" calcext:value-type="float">
            <text:p>296</text:p>
          </table:table-cell>
          <table:table-cell table:style-name="ce32" table:formula="of:=VALUE(50/[.D8])" office:value-type="float" office:value="8.33333333333333" calcext:value-type="float">
            <text:p>8,33333333333333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2" calcext:value-type="float">
            <text:p>12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50" calcext:value-type="float">
            <text:p>250</text:p>
          </table:table-cell>
          <table:table-cell table:style-name="ce32" table:formula="of:=VALUE(50/[.D9])" office:value-type="float" office:value="4.16666666666667" calcext:value-type="float">
            <text:p>4,1666666666666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0" calcext:value-type="float">
            <text:p>10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,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7.14285714285714" calcext:value-type="float">
            <text:p>7,14285714285714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4" calcext:value-type="float">
            <text:p>4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12.5" calcext:value-type="float">
            <text:p>12,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2" calcext:value-type="float">
            <text:p>2</text:p>
          </table:table-cell>
          <table:table-cell table:style-name="ce29" table:formula="of:=COUNTIF(Last50;[.A13])" office:value-type="float" office:value="9" calcext:value-type="float">
            <text:p>9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80" calcext:value-type="float">
            <text:p>280</text:p>
          </table:table-cell>
          <table:table-cell table:style-name="ce32" table:formula="of:=VALUE(50/[.D13])" office:value-type="float" office:value="5.55555555555556" calcext:value-type="float">
            <text:p>5,55555555555556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3" calcext:value-type="float">
            <text:p>3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3" calcext:value-type="float">
            <text:p>13</text:p>
          </table:table-cell>
          <table:table-cell table:style-name="ce31" table:formula="of:=COUNTIF(Total;[.A14])" office:value-type="float" office:value="286" calcext:value-type="float">
            <text:p>286</text:p>
          </table:table-cell>
          <table:table-cell table:style-name="ce32" table:formula="of:=VALUE(50/[.D14])" office:value-type="float" office:value="7.14285714285714" calcext:value-type="float">
            <text:p>7,14285714285714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3" calcext:value-type="float">
            <text:p>3</text:p>
          </table:table-cell>
          <table:table-cell table:style-name="ce30" table:formula="of:=COUNTIF(Last100;[.A15])" office:value-type="float" office:value="6" calcext:value-type="float">
            <text:p>6</text:p>
          </table:table-cell>
          <table:table-cell table:style-name="ce31" table:formula="of:=COUNTIF(Total;[.A15])" office:value-type="float" office:value="248" calcext:value-type="float">
            <text:p>248</text:p>
          </table:table-cell>
          <table:table-cell table:style-name="ce32" table:formula="of:=VALUE(50/[.D15])" office:value-type="float" office:value="16.6666666666667" calcext:value-type="float">
            <text:p>16,6666666666667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3" calcext:value-type="float">
            <text:p>3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2" calcext:value-type="float">
            <text:p>12</text:p>
          </table:table-cell>
          <table:table-cell table:style-name="ce31" table:formula="of:=COUNTIF(Total;[.A16])" office:value-type="float" office:value="259" calcext:value-type="float">
            <text:p>259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3" calcext:value-type="float">
            <text:p>3</text:p>
          </table:table-cell>
          <table:table-cell table:style-name="ce30" table:formula="of:=COUNTIF(Last100;[.A17])" office:value-type="float" office:value="10" calcext:value-type="float">
            <text:p>10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6.6666666666667" calcext:value-type="float">
            <text:p>16,6666666666667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3" calcext:value-type="float">
            <text:p>3</text:p>
          </table:table-cell>
          <table:table-cell table:style-name="ce29" table:formula="of:=COUNTIF(Last50;[.A18])" office:value-type="float" office:value="8" calcext:value-type="float">
            <text:p>8</text:p>
          </table:table-cell>
          <table:table-cell table:style-name="ce30" table:formula="of:=COUNTIF(Last100;[.A18])" office:value-type="float" office:value="13" calcext:value-type="float">
            <text:p>13</text:p>
          </table:table-cell>
          <table:table-cell table:style-name="ce31" table:formula="of:=COUNTIF(Total;[.A18])" office:value-type="float" office:value="239" calcext:value-type="float">
            <text:p>239</text:p>
          </table:table-cell>
          <table:table-cell table:style-name="ce32" table:formula="of:=VALUE(50/[.D18])" office:value-type="float" office:value="6.25" calcext:value-type="float">
            <text:p>6,25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2" calcext:value-type="float">
            <text:p>2</text:p>
          </table:table-cell>
          <table:table-cell table:style-name="ce28" table:formula="of:=COUNTIF(Last12;[.A19])" office:value-type="float" office:value="4" calcext:value-type="float">
            <text:p>4</text:p>
          </table:table-cell>
          <table:table-cell table:style-name="ce29" table:formula="of:=COUNTIF(Last50;[.A19])" office:value-type="float" office:value="10" calcext:value-type="float">
            <text:p>10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Total;[.A19])" office:value-type="float" office:value="298" calcext:value-type="float">
            <text:p>298</text:p>
          </table:table-cell>
          <table:table-cell table:style-name="ce32" table:formula="of:=VALUE(50/[.D19])" office:value-type="float" office:value="5" calcext:value-type="float">
            <text:p>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0" calcext:value-type="float">
            <text:p>0</text:p>
          </table:table-cell>
          <table:table-cell table:style-name="ce28" table:formula="of:=COUNTIF(Last12;[.A20])" office:value-type="float" office:value="1" calcext:value-type="float">
            <text:p>1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0" calcext:value-type="float">
            <text:p>20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 office:value-type="float" office:value="19" calcext:value-type="float">
            <text:p>19</text:p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19" calcext:value-type="float">
            <text:p>19</text:p>
          </table:table-cell>
          <table:table-cell table:style-name="ce31" table:formula="of:=COUNTIF(Total;[.A21])" office:value-type="float" office:value="264" calcext:value-type="float">
            <text:p>264</text:p>
          </table:table-cell>
          <table:table-cell table:style-name="ce32" table:formula="of:=VALUE(50/[.D21])" office:value-type="float" office:value="6.25" calcext:value-type="float">
            <text:p>6,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2" calcext:value-type="float">
            <text:p>2</text:p>
          </table:table-cell>
          <table:table-cell table:style-name="ce28" table:formula="of:=COUNTIF(Last12;[.A22])" office:value-type="float" office:value="4" calcext:value-type="float">
            <text:p>4</text:p>
          </table:table-cell>
          <table:table-cell table:style-name="ce29" table:formula="of:=COUNTIF(Last50;[.A22])" office:value-type="float" office:value="10" calcext:value-type="float">
            <text:p>10</text:p>
          </table:table-cell>
          <table:table-cell table:style-name="ce30" table:formula="of:=COUNTIF(Last100;[.A22])" office:value-type="float" office:value="12" calcext:value-type="float">
            <text:p>12</text:p>
          </table:table-cell>
          <table:table-cell table:style-name="ce31" table:formula="of:=COUNTIF(Total;[.A22])" office:value-type="float" office:value="267" calcext:value-type="float">
            <text:p>267</text:p>
          </table:table-cell>
          <table:table-cell table:style-name="ce32" table:formula="of:=VALUE(50/[.D22])" office:value-type="float" office:value="5" calcext:value-type="float">
            <text:p>5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6" calcext:value-type="float">
            <text:p>6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9" calcext:value-type="float">
            <text:p>259</text:p>
          </table:table-cell>
          <table:table-cell table:style-name="ce32" table:formula="of:=VALUE(50/[.D23])" office:value-type="float" office:value="8.33333333333333" calcext:value-type="float">
            <text:p>8,33333333333333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5" calcext:value-type="float">
            <text:p>15</text:p>
          </table:table-cell>
          <table:table-cell table:style-name="ce31" table:formula="of:=COUNTIF(Total;[.A24])" office:value-type="float" office:value="272" calcext:value-type="float">
            <text:p>272</text:p>
          </table:table-cell>
          <table:table-cell table:style-name="ce32" table:formula="of:=VALUE(50/[.D24])" office:value-type="float" office:value="5.55555555555556" calcext:value-type="float">
            <text:p>5,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0" calcext:value-type="float">
            <text:p>0</text:p>
          </table:table-cell>
          <table:table-cell table:style-name="ce29" table:formula="of:=COUNTIF(Last50;[.A25])" office:value-type="float" office:value="6" calcext:value-type="float">
            <text:p>6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8.33333333333333" calcext:value-type="float">
            <text:p>8,33333333333333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 office:value-type="float" office:value="24" calcext:value-type="float">
            <text:p>2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7" calcext:value-type="float">
            <text:p>247</text:p>
          </table:table-cell>
          <table:table-cell table:style-name="ce32" table:formula="of:=VALUE(50/[.D26])" office:value-type="float" office:value="8.33333333333333" calcext:value-type="float">
            <text:p>8,33333333333333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18" calcext:value-type="float">
            <text:p>18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5.55555555555556" calcext:value-type="float">
            <text:p>5,55555555555556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2" calcext:value-type="float">
            <text:p>2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8" calcext:value-type="float">
            <text:p>18</text:p>
          </table:table-cell>
          <table:table-cell table:style-name="ce31" table:formula="of:=COUNTIF(Total;[.A28])" office:value-type="float" office:value="281" calcext:value-type="float">
            <text:p>281</text:p>
          </table:table-cell>
          <table:table-cell table:style-name="ce32" table:formula="of:=VALUE(50/[.D28])" office:value-type="float" office:value="4.16666666666667" calcext:value-type="float">
            <text:p>4,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,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3" calcext:value-type="float">
            <text:p>3</text:p>
          </table:table-cell>
          <table:table-cell table:style-name="ce29" table:formula="of:=COUNTIF(Last50;[.A30])" office:value-type="float" office:value="6" calcext:value-type="float">
            <text:p>6</text:p>
          </table:table-cell>
          <table:table-cell table:style-name="ce30" table:formula="of:=COUNTIF(Last100;[.A30])" office:value-type="float" office:value="18" calcext:value-type="float">
            <text:p>18</text:p>
          </table:table-cell>
          <table:table-cell table:style-name="ce31" table:formula="of:=COUNTIF(Total;[.A30])" office:value-type="float" office:value="236" calcext:value-type="float">
            <text:p>236</text:p>
          </table:table-cell>
          <table:table-cell table:style-name="ce32" table:formula="of:=VALUE(50/[.D30])" office:value-type="float" office:value="8.33333333333333" calcext:value-type="float">
            <text:p>8,33333333333333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0" calcext:value-type="float">
            <text:p>0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,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 office:value-type="float" office:value="30" calcext:value-type="float">
            <text:p>3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18" calcext:value-type="float">
            <text:p>18</text:p>
          </table:table-cell>
          <table:table-cell table:style-name="ce31" table:formula="of:=COUNTIF(Total;[.A32])" office:value-type="float" office:value="269" calcext:value-type="float">
            <text:p>269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5" calcext:value-type="float">
            <text:p>5</text:p>
          </table:table-cell>
          <table:table-cell table:style-name="ce30" table:formula="of:=COUNTIF(Last100;[.A33])" office:value-type="float" office:value="16" calcext:value-type="float">
            <text:p>16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10" calcext:value-type="float">
            <text:p>10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0" calcext:value-type="float">
            <text:p>0</text:p>
          </table:table-cell>
          <table:table-cell table:style-name="ce29" table:formula="of:=COUNTIF(Last50;[.A34])" office:value-type="float" office:value="7" calcext:value-type="float">
            <text:p>7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7.14285714285714" calcext:value-type="float">
            <text:p>7,14285714285714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 office:value-type="float" office:value="33" calcext:value-type="float">
            <text:p>3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3" calcext:value-type="float">
            <text:p>3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1" calcext:value-type="float">
            <text:p>11</text:p>
          </table:table-cell>
          <table:table-cell table:style-name="ce30" table:formula="of:=COUNTIF(Last100;[.A35])" office:value-type="float" office:value="22" calcext:value-type="float">
            <text:p>22</text:p>
          </table:table-cell>
          <table:table-cell table:style-name="ce31" table:formula="of:=COUNTIF(Total;[.A35])" office:value-type="float" office:value="274" calcext:value-type="float">
            <text:p>274</text:p>
          </table:table-cell>
          <table:table-cell table:style-name="ce32" table:formula="of:=VALUE(50/[.D35])" office:value-type="float" office:value="4.54545454545455" calcext:value-type="float">
            <text:p>4,5454545454545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7" calcext:value-type="float">
            <text:p>247</text:p>
          </table:table-cell>
          <table:table-cell table:style-name="ce32" table:formula="of:=VALUE(50/[.D36])" office:value-type="float" office:value="12.5" calcext:value-type="float">
            <text:p>12,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10" calcext:value-type="float">
            <text:p>10</text:p>
          </table:table-cell>
          <table:table-cell table:style-name="ce30" table:formula="of:=COUNTIF(Last100;[.A37])" office:value-type="float" office:value="16" calcext:value-type="float">
            <text:p>16</text:p>
          </table:table-cell>
          <table:table-cell table:style-name="ce31" table:formula="of:=COUNTIF(Total;[.A37])" office:value-type="float" office:value="267" calcext:value-type="float">
            <text:p>267</text:p>
          </table:table-cell>
          <table:table-cell table:style-name="ce32" table:formula="of:=VALUE(50/[.D37])" office:value-type="float" office:value="5" calcext:value-type="float">
            <text:p>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3:Results.G2002" table:on-update-keep-styles="true" table:contains-header="false" table:orientation="column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2:59:34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1-13T13:03:07.797000000</dc:date>
    <meta:editing-duration>PT7H46M50S</meta:editing-duration>
    <meta:editing-cycles>47</meta:editing-cycles>
    <meta:document-statistic meta:table-count="2" meta:cell-count="16900" meta:object-count="1"/>
  </office:meta>
</office:document-meta>
</file>

<file path=Object 1/content.xml><?xml version="1.0" encoding="utf-8"?>
<math xmlns="http://www.w3.org/1998/Math/MathML" display="block"/>
</file>